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44e1" officeooo:paragraph-rsid="001244e1"/>
    </style:style>
    <style:style style:name="P2" style:family="paragraph" style:parent-style-name="Standard">
      <style:paragraph-properties fo:text-align="start" style:justify-single-word="false"/>
      <style:text-properties officeooo:paragraph-rsid="001244e1"/>
    </style:style>
    <style:style style:name="T1" style:family="text">
      <style:text-properties officeooo:rsid="001244e1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officeooo:rsid="001249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2"><text:span text:style-name="T4">3</text:span><text:span text:style-name="T1">-</text:span><text:span text:style-name="T2">O Texto Dissertativo-Argumentativo</text:span><text:span text:style-name="T3"> </text:span><text:span text:style-name="T2">é um tipo textual que consiste na defesa de uma ideia por meio de argumentos e explicações. Este tipo de texto</text:span><text:span text:style-name="T3"> </text:span><text:span text:style-name="T2">tem como objetivo central a formação de opinião do leit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1:41:30.009547363</meta:creation-date>
    <dc:date>2020-10-21T13:06:38.806306310</dc:date>
    <meta:editing-duration>PT1H13M26S</meta:editing-duration>
    <meta:editing-cycles>1</meta:editing-cycles>
    <meta:document-statistic meta:table-count="0" meta:image-count="0" meta:object-count="0" meta:page-count="1" meta:paragraph-count="2" meta:word-count="37" meta:character-count="228" meta:non-whitespace-character-count="193"/>
    <meta:generator>LibreOffice/6.4.6.2$Linux_X86_64 LibreOffice_project/40$Build-2</meta:generator>
  </office:meta>
</office:document-meta>
</file>